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F000001859F353F172.svm"/>
  <manifest:file-entry manifest:media-type="" manifest:full-path="Pictures/2000000700003514000011B5439350D0.svm"/>
  <manifest:file-entry manifest:media-type="" manifest:full-path="Pictures/20000007000036490000129D6455F395.svm"/>
  <manifest:file-entry manifest:media-type="" manifest:full-path="Pictures/2000000700003649000016A3A8C88732.svm"/>
  <manifest:file-entry manifest:media-type="" manifest:full-path="Pictures/20000007000027C900000E974023EC65.svm"/>
  <manifest:file-entry manifest:media-type="" manifest:full-path="Pictures/2000000700002F7000001304529933C6.svm"/>
  <manifest:file-entry manifest:media-type="" manifest:full-path="Pictures/2000000700003C5400002505ED6B582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ce style:name="Courier New" svg:font-family="'Courier New'" style:font-family-generic="modern" style:font-pitch="fixed"/>
    <style:font-face style:name="CourierNew" svg:font-family="Courier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9" style:family="paragraph" style:parent-style-name="Standard">
      <style:paragraph-properties fo:text-align="center" style:justify-single-word="false"/>
    </style:style>
    <style:style style:name="T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2" style:family="text">
      <style:text-properties fo:font-size="12pt" fo:font-style="normal" style:font-size-asian="12pt" style:font-style-asian="normal" style:font-size-complex="12pt" style:font-style-complex="normal"/>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Gebruikte Design Patterns</text:span></text:p>
      <text:p text:style-name="P1"/>
      <text:p text:style-name="P1">Factory method pattern (Design Patterns p. 121):</text:p>
      <text:p text:style-name="P1"/>
      <text:p text:style-name="P5"><draw:frame draw:style-name="fr1" draw:name="Afbeeldingen1" text:anchor-type="paragraph" svg:width="5.3492in" svg:height="1.7846in" draw:z-index="0"><draw:image xlink:href="Pictures/2000000700003514000011B5439350D0.svm" xlink:type="simple" xlink:show="embed" xlink:actuate="onLoad"/></draw:frame></text:p>
      <text:p text:style-name="P4">Betrokken klassen:</text:p>
      <text:p text:style-name="P5">Speler (cfr. Product), Mens en AI (cfr. ConcreteProduct), SpelerFactory (cfr. ConcreteCreator).</text:p>
      <text:p text:style-name="P5">FactoryMethod wordt gemapt op maakSpeler(type).</text:p>
      <text:p text:style-name="P5"/>
      <text:p text:style-name="P2"><text:span text:style-name="T1">Motivatie</text:span><text:span text:style-name="T2">:</text:span></text:p>
      <text:p text:style-name="P5">We gebruiken de Speler-klasse doorheen de andere klassen, doch moeten we in staat zijn Mens- en AI-klassen (subklassen van Speler) aan te maken. Het leek ons dus wel handig een SpelerFactory aan te maken. De juiste uitwerking moeten we nog uitdenken. Als we ooit netwerkmogelijkheden zouden implementeren kunnen we zo bvb. Ook makkelijk een nieuw soort speler toevoegen.</text:p>
      <text:p text:style-name="P5"/>
      <text:p text:style-name="P5"/>
      <text:p text:style-name="P1">Strategy pattern (Design Patterns p. 349):</text:p>
      <text:p text:style-name="P1"/>
      <text:p text:style-name="P4"><draw:frame draw:style-name="fr1" draw:name="Afbeeldingen2" text:anchor-type="paragraph" svg:width="5.4717in" svg:height="1.8756in" draw:z-index="1"><draw:image xlink:href="Pictures/20000007000036490000129D6455F395.svm" xlink:type="simple" xlink:show="embed" xlink:actuate="onLoad"/></draw:frame>Betrokken klassen:</text:p>
      <text:p text:style-name="P5">AI, Easy en Hard</text:p>
      <text:p text:style-name="P5"/>
      <text:p text:style-name="P4">Motivatie:</text:p>
      <text:p text:style-name="P5">We kunnen hierdoor een familie van algoritmes definiëren, waardoor we makkelijk kunnen wisselen tussen de verschillende klasse-instanties. Hierdoor zal de A.I. ook makkelijker uitbreidbaar zijn.</text:p>
      <text:p text:style-name="P5"/>
      <text:p text:style-name="P5"/>
      <text:p text:style-name="P5"/>
      <text:p text:style-name="P5"/>
      <text:p text:style-name="P5"/>
      <text:p text:style-name="P5"/>
      <text:p text:style-name="P5"/>
      <text:p text:style-name="P5"/>
      <text:p text:style-name="P6"><text:soft-page-break/><text:span text:style-name="T3">Interessante Design Patterns</text:span></text:p>
      <text:p text:style-name="P7"/>
      <text:p text:style-name="P5">Er moet nog verder onderzocht worden of deze patronen daadwerkelijk een nuttige inbreng aan onze klassestructuur kunnen geven.</text:p>
      <text:p text:style-name="P5"/>
      <text:p text:style-name="P1">Flyweight pattern (Design Patterns p. 218):</text:p>
      <text:p text:style-name="P1"><draw:frame draw:style-name="fr1" draw:name="Afbeeldingen3" text:anchor-type="paragraph" svg:width="5.8571in" svg:height="3.5126in" draw:z-index="2"><draw:image xlink:href="Pictures/2000000700003C5400002505ED6B5825.svm" xlink:type="simple" xlink:show="embed" xlink:actuate="onLoad"/></draw:frame></text:p>
      <text:p text:style-name="P4">Motivatie:</text:p>
      <text:p text:style-name="P5">Dit patroon kunnen we gebruiken voor het voorstellen van de verzameling tegels op de tafel en de verschillende landsdelen op een tegel. Dit patroon zou ons m.a.w. een soort van containerstructuur kunnen geven,</text:p>
      <text:p text:style-name="P5"/>
      <text:p text:style-name="P5"/>
      <text:p text:style-name="P1">State pattern (Design Patterns p. 338):</text:p>
      <text:p text:style-name="P4"><draw:frame draw:style-name="fr2" draw:name="Afbeeldingen4" text:anchor-type="paragraph" svg:x="0.7555in" svg:y="0.1398in" svg:width="4.7925in" svg:height="1.9291in" draw:z-index="3"><draw:image xlink:href="Pictures/2000000700002F7000001304529933C6.svm" xlink:type="simple" xlink:show="embed" xlink:actuate="onLoad"/></draw:frame></text:p>
      <text:p text:style-name="P4"/>
      <text:p text:style-name="P4">Motivatie:</text:p>
      <text:p text:style-name="P5">De puntentelling moet aangepast worden aan de hand van het type van de pion. Dit hangt af van het landsdeel waarop de pion staat, dit hangt dus m.a.w. af van de status (= state) van de pion.</text:p>
      <text:p text:style-name="P5"/>
      <text:p text:style-name="P1"/>
      <text:p text:style-name="P1"/>
      <text:p text:style-name="P1"/>
      <text:p text:style-name="P1"><text:soft-page-break/></text:p>
      <text:p text:style-name="P1">Observer pattern (Design Patterns p. 326):</text:p>
      <text:p text:style-name="P1"><draw:frame draw:style-name="fr2" draw:name="Afbeeldingen5" text:anchor-type="paragraph" svg:x="0.2252in" svg:y="0.1543in" svg:width="6.3335in" svg:height="2.5543in" draw:z-index="4"><draw:image xlink:href="Pictures/2000000700003DF000001859F353F172.svm" xlink:type="simple" xlink:show="embed" xlink:actuate="onLoad"/></draw:frame></text:p>
      <text:p text:style-name="P4">Motivatie:</text:p>
      <text:p text:style-name="P5">Om te voorkomen dat elke klasse die als attribuut in Spel zit een Spel-instantie moet meekrijgen om alzo een boodschap terug te kunnen geven aan die Spel-instantie, wordt er van een Observer-structuur gebruik gemaakt.</text:p>
      <text:p text:style-name="P5"/>
      <text:p text:style-name="P5"/>
      <text:p text:style-name="P1">Proxy pattern (Design Patterns p. 233):</text:p>
      <text:p text:style-name="P1"/>
      <text:p text:style-name="P5"><draw:frame draw:style-name="fr1" draw:name="Afbeeldingen6" text:anchor-type="paragraph" svg:width="5.7417in" svg:height="2.3937in" draw:z-index="5"><draw:image xlink:href="Pictures/2000000700003649000016A3A8C88732.svm" xlink:type="simple" xlink:show="embed" xlink:actuate="onLoad"/></draw:frame></text:p>
      <text:p text:style-name="P4">Motivatie:</text:p>
      <text:p text:style-name="P5">Dit patroon kunnen we gebruiken voor bijvoorbeeld een file I/O handler te structureren. Hierdoor bekomen we een mechanisme om met files te werken, om alzo een Spel-instantie 1-op-1 op een bestand te mappe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Singleton pattern (Design Patterns p. 233):</text:p>
      <text:p text:style-name="P1"/>
      <text:p text:style-name="P1"><draw:frame draw:style-name="fr1" draw:name="Afbeeldingen7" text:anchor-type="paragraph" svg:width="4.0098in" svg:height="1.4701in" draw:z-index="6"><draw:image xlink:href="Pictures/20000007000027C900000E974023EC65.svm" xlink:type="simple" xlink:show="embed" xlink:actuate="onLoad"/></draw:frame></text:p>
      <text:p text:style-name="P4">Motivatie:</text:p>
      <text:p text:style-name="P5">Dit ontwerppatroon kunnen we gebruiken voor de Help-klasse, omdat er geen nood is aan meerdere Help-instan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ce style:name="Courier New" svg:font-family="'Courier New'" style:font-family-generic="modern" style:font-pitch="fixed"/>
    <style:font-face style:name="CourierNew" svg:font-family="Courier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Sibrand Staessens</dc:creator>
    <dc:date>2008-11-02T01:25:45</dc:date>
    <meta:editing-cycles>25</meta:editing-cycles>
    <meta:editing-duration>PT1H7M4S</meta:editing-duration>
    <meta:user-defined meta:name="Info 1"/>
    <meta:user-defined meta:name="Info 2"/>
    <meta:user-defined meta:name="Info 3"/>
    <meta:user-defined meta:name="Info 4"/>
    <meta:document-statistic meta:table-count="0" meta:image-count="7" meta:object-count="0" meta:page-count="4" meta:paragraph-count="29" meta:word-count="346" meta:character-count="2236"/>
  </office:meta>
</office:document-meta>
</file>